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Long_20_Dash" draw:textarea-horizontal-align="justify" draw:textarea-vertical-align="middle" draw:auto-grow-height="false" fo:min-height="1.071cm" fo:min-width="2.6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4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0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7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5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8cm"/>
      <style:paragraph-properties style:writing-mode="lr-tb"/>
    </style:style>
    <style:style style:name="gr10" style:family="graphic" style:parent-style-name="objectwithoutfill">
      <style:graphic-properties svg:stroke-color="#bf0041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bf0041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0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14" style:family="graphic" style:parent-style-name="standard">
      <style:graphic-properties draw:stroke="none" svg:stroke-color="#bf0041" draw:fill="none" draw:fill-color="#ffffff" draw:textarea-horizontal-align="left" draw:auto-grow-height="true" draw:auto-grow-width="false" fo:min-height="0.395cm" fo:min-width="0.869cm"/>
      <style:paragraph-properties style:writing-mode="lr-tb"/>
    </style:style>
    <style:style style:name="gr15" style:family="graphic" style:parent-style-name="standard">
      <style:graphic-properties draw:stroke="none" svg:stroke-color="#bf0041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color="#bf0041" draw:textarea-horizontal-align="justify" draw:textarea-vertical-align="middle" draw:auto-grow-height="false" fo:min-height="0.476cm" fo:min-width="0.479cm" draw:shadow="hidden"/>
    </style:style>
    <style:style style:name="gr17" style:family="graphic" style:parent-style-name="standard">
      <style:graphic-properties draw:stroke="none" svg:stroke-color="#bf0041" draw:fill="none" draw:fill-color="#ffffff" draw:textarea-horizontal-align="left" draw:auto-grow-height="true" draw:auto-grow-width="false" fo:min-height="0.334cm" fo:min-width="0.869cm"/>
      <style:paragraph-properties style:writing-mode="lr-tb"/>
    </style:style>
    <style:style style:name="gr18" style:family="graphic" style:parent-style-name="standard">
      <style:graphic-properties draw:stroke="none" svg:stroke-color="#bf0041" draw:fill="none" draw:fill-color="#ffffff" draw:textarea-horizontal-align="left" draw:auto-grow-height="true" draw:auto-grow-width="false" fo:min-height="0.381cm" fo:min-width="0.869cm"/>
      <style:paragraph-properties style:writing-mode="lr-tb"/>
    </style:style>
    <style:style style:name="gr19" style:family="graphic" style:parent-style-name="standard">
      <style:graphic-properties svg:stroke-color="#bf0041" draw:fill="solid" draw:fill-color="#bf0041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overline-style="none" style:text-overline-color="font-color"/>
    </style:style>
    <style:style style:name="P5" style:family="paragraph">
      <style:paragraph-properties fo:line-height="150%"/>
      <style:text-properties style:text-overline-style="none" style:text-overline-color="font-color"/>
    </style:style>
    <style:style style:name="P6" style:family="paragraph">
      <loext:graphic-properties draw:fill="none" draw:fill-color="#ffffff"/>
      <style:text-properties style:text-overline-style="none" style:text-overline-color="font-color"/>
    </style:style>
    <style:style style:name="P7" style:family="paragraph">
      <style:text-properties fo:color="#c9211e"/>
    </style:style>
    <style:style style:name="P8" style:family="paragraph">
      <loext:graphic-properties draw:fill="none" draw:fill-color="#ffffff"/>
      <style:text-properties fo:color="#c9211e"/>
    </style:style>
    <style:style style:name="P9" style:family="paragraph">
      <loext:graphic-properties draw:fill="solid" draw:fill-color="#bf0041"/>
      <style:paragraph-properties fo:text-align="center"/>
    </style:style>
    <style:style style:name="T1" style:family="text">
      <style:text-properties style:text-overline-style="none" style:text-overline-color="font-color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68cm" svg:y1="0.636cm" svg:x2="7.219cm" svg:y2="0.636cm">
          <text:p/>
        </draw:line>
        <draw:custom-shape draw:style-name="gr2" draw:text-style-name="P2" draw:layer="layout" svg:width="3.153cm" svg:height="1.321cm" svg:x="12.868cm" svg:y="0.35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31cm" svg:height="1.039cm" svg:x="14.239cm" svg:y="0.58cm">
          <draw:text-box>
            <text:p>27256</text:p>
            <text:p>EPROM</text:p>
          </draw:text-box>
        </draw:frame>
        <draw:frame draw:style-name="gr4" draw:text-style-name="P6" draw:layer="layout" svg:width="1.01cm" svg:height="1.236cm" svg:x="12.741cm" svg:y="0.487cm">
          <draw:text-box>
            <text:p text:style-name="P4"><text:span text:style-name="T1">OE</text:span></text:p>
            <text:p text:style-name="P5"><text:span text:style-name="T1">CE</text:span></text:p>
          </draw:text-box>
        </draw:frame>
        <draw:custom-shape draw:style-name="gr2" draw:text-style-name="P2" draw:layer="layout" svg:width="3.153cm" svg:height="1.321cm" svg:x="12.868cm" svg:y="2.03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93cm" svg:height="1.039cm" svg:x="14.239cm" svg:y="2.231cm">
          <draw:text-box>
            <text:p>62256</text:p>
            <text:p>RAM</text:p>
          </draw:text-box>
        </draw:frame>
        <draw:line draw:style-name="gr1" draw:text-style-name="P1" draw:layer="layout" svg:x1="1.665cm" svg:y1="1.469cm" svg:x2="7.219cm" svg:y2="1.469cm">
          <text:p/>
        </draw:line>
        <draw:line draw:style-name="gr1" draw:text-style-name="P1" draw:layer="layout" svg:x1="0.168cm" svg:y1="2.302cm" svg:x2="7.219cm" svg:y2="2.302cm">
          <text:p/>
        </draw:line>
        <draw:frame draw:style-name="gr6" draw:text-style-name="P3" draw:layer="layout" svg:width="0.952cm" svg:height="0.645cm" svg:x="11.918cm" svg:y="0.072cm">
          <draw:text-box>
            <text:p>22</text:p>
          </draw:text-box>
        </draw:frame>
        <draw:frame draw:style-name="gr6" draw:text-style-name="P3" draw:layer="layout" svg:width="0.952cm" svg:height="0.645cm" svg:x="11.918cm" svg:y="0.91cm">
          <draw:text-box>
            <text:p>20</text:p>
          </draw:text-box>
        </draw:frame>
        <draw:frame draw:style-name="gr6" draw:text-style-name="P3" draw:layer="layout" svg:width="0.952cm" svg:height="0.645cm" svg:x="11.918cm" svg:y="1.676cm">
          <draw:text-box>
            <text:p>22</text:p>
          </draw:text-box>
        </draw:frame>
        <draw:frame draw:style-name="gr7" draw:text-style-name="P3" draw:layer="layout" svg:width="0.987cm" svg:height="0.645cm" svg:x="11.979cm" svg:y="2.587cm">
          <draw:text-box>
            <text:p>20 </text:p>
          </draw:text-box>
        </draw:frame>
        <draw:frame draw:style-name="gr8" draw:text-style-name="P6" draw:layer="layout" svg:width="2.014cm" svg:height="0.645cm" svg:x="-0.006cm" svg:y="0.04cm">
          <draw:text-box>
            <text:p text:style-name="P4"><text:span text:style-name="T1">PSEN</text:span></text:p>
          </draw:text-box>
        </draw:frame>
        <draw:frame draw:style-name="gr9" draw:text-style-name="P6" draw:layer="layout" svg:width="1.398cm" svg:height="0.645cm" svg:x="-0.006cm" svg:y="1.691cm">
          <draw:text-box>
            <text:p text:style-name="P4"><text:span text:style-name="T1">RD</text:span></text:p>
          </draw:text-box>
        </draw:frame>
        <draw:line draw:style-name="gr10" draw:text-style-name="P1" draw:layer="layout" svg:x1="3.175cm" svg:y1="5.044cm" svg:x2="4.113cm" svg:y2="5.044cm">
          <text:p/>
        </draw:line>
        <draw:line draw:style-name="gr11" draw:text-style-name="P1" draw:layer="layout" svg:x1="0.168cm" svg:y1="3.958cm" svg:x2="10.033cm" svg:y2="3.958cm">
          <text:p/>
        </draw:line>
        <draw:frame draw:style-name="gr12" draw:text-style-name="P6" draw:layer="layout" svg:width="1.556cm" svg:height="0.645cm" svg:x="-0.006cm" svg:y="3.367cm">
          <draw:text-box>
            <text:p text:style-name="P4"><text:span text:style-name="T1">A15</text:span></text:p>
          </draw:text-box>
        </draw:frame>
        <draw:line draw:style-name="gr1" draw:text-style-name="P1" draw:layer="layout" svg:x1="1.208cm" svg:y1="1.723cm" svg:x2="2.087cm" svg:y2="1.723cm">
          <text:p/>
        </draw:line>
        <draw:line draw:style-name="gr1" draw:text-style-name="P1" draw:layer="layout" svg:x1="1.384cm" svg:y1="1.85cm" svg:x2="1.911cm" svg:y2="1.85cm">
          <text:p/>
        </draw:line>
        <draw:line draw:style-name="gr1" draw:text-style-name="P1" draw:layer="layout" svg:x1="1.56cm" svg:y1="1.977cm" svg:x2="1.736cm" svg:y2="1.977cm">
          <text:p/>
        </draw:line>
        <draw:line draw:style-name="gr1" draw:text-style-name="P1" draw:layer="layout" svg:x1="1.665cm" svg:y1="1.723cm" svg:x2="1.665cm" svg:y2="1.469cm">
          <text:p/>
        </draw:line>
        <draw:line draw:style-name="gr1" draw:text-style-name="P1" draw:layer="layout" svg:x1="1.208cm" svg:y1="3.393cm" svg:x2="2.087cm" svg:y2="3.393cm">
          <text:p/>
        </draw:line>
        <draw:line draw:style-name="gr1" draw:text-style-name="P1" draw:layer="layout" svg:x1="1.384cm" svg:y1="3.52cm" svg:x2="1.911cm" svg:y2="3.52cm">
          <text:p/>
        </draw:line>
        <draw:line draw:style-name="gr1" draw:text-style-name="P1" draw:layer="layout" svg:x1="1.56cm" svg:y1="3.647cm" svg:x2="1.736cm" svg:y2="3.647cm">
          <text:p/>
        </draw:line>
        <draw:line draw:style-name="gr1" draw:text-style-name="P1" draw:layer="layout" svg:x1="1.665cm" svg:y1="3.393cm" svg:x2="1.665cm" svg:y2="3.139cm">
          <text:p/>
        </draw:line>
        <draw:frame draw:style-name="gr4" draw:text-style-name="P8" draw:layer="layout" svg:width="2.987cm" svg:height="0.645cm" svg:x="6.16cm" svg:y="-0.115cm">
          <draw:text-box>
            <text:p text:style-name="P7"><text:span text:style-name="T2">cut these traces</text:span></text:p>
          </draw:text-box>
        </draw:frame>
        <draw:line draw:style-name="gr11" draw:text-style-name="P1" draw:layer="layout" svg:x1="7.346cm" svg:y1="0.457cm" svg:x2="7.854cm" svg:y2="0.828cm">
          <text:p/>
        </draw:line>
        <draw:line draw:style-name="gr11" draw:text-style-name="P1" draw:layer="layout" svg:x1="7.346cm" svg:y1="0.828cm" svg:x2="7.854cm" svg:y2="0.457cm">
          <text:p/>
        </draw:line>
        <draw:line draw:style-name="gr11" draw:text-style-name="P1" draw:layer="layout" svg:x1="7.346cm" svg:y1="1.269cm" svg:x2="7.854cm" svg:y2="1.64cm">
          <text:p/>
        </draw:line>
        <draw:line draw:style-name="gr11" draw:text-style-name="P1" draw:layer="layout" svg:x1="7.346cm" svg:y1="1.64cm" svg:x2="7.854cm" svg:y2="1.269cm">
          <text:p/>
        </draw:line>
        <draw:line draw:style-name="gr11" draw:text-style-name="P1" draw:layer="layout" svg:x1="7.346cm" svg:y1="2.133cm" svg:x2="7.854cm" svg:y2="2.504cm">
          <text:p/>
        </draw:line>
        <draw:line draw:style-name="gr11" draw:text-style-name="P1" draw:layer="layout" svg:x1="7.346cm" svg:y1="2.504cm" svg:x2="7.854cm" svg:y2="2.133cm">
          <text:p/>
        </draw:line>
        <draw:line draw:style-name="gr11" draw:text-style-name="P1" draw:layer="layout" svg:x1="7.346cm" svg:y1="2.946cm" svg:x2="7.854cm" svg:y2="3.317cm">
          <text:p/>
        </draw:line>
        <draw:line draw:style-name="gr11" draw:text-style-name="P1" draw:layer="layout" svg:x1="7.346cm" svg:y1="3.317cm" svg:x2="7.854cm" svg:y2="2.946cm">
          <text:p/>
        </draw:line>
        <draw:line draw:style-name="gr1" draw:text-style-name="P1" draw:layer="layout" svg:x1="7.981cm" svg:y1="0.636cm" svg:x2="12.868cm" svg:y2="0.636cm">
          <text:p/>
        </draw:line>
        <draw:line draw:style-name="gr1" draw:text-style-name="P1" draw:layer="layout" svg:x1="7.981cm" svg:y1="1.498cm" svg:x2="12.868cm" svg:y2="1.498cm">
          <text:p/>
        </draw:line>
        <draw:line draw:style-name="gr1" draw:text-style-name="P1" draw:layer="layout" svg:x1="7.981cm" svg:y1="2.26cm" svg:x2="12.868cm" svg:y2="2.26cm">
          <text:p/>
        </draw:line>
        <draw:line draw:style-name="gr1" draw:text-style-name="P1" draw:layer="layout" svg:x1="8.035cm" svg:y1="3.149cm" svg:x2="12.868cm" svg:y2="3.149cm">
          <text:p/>
        </draw:line>
        <draw:frame draw:style-name="gr13" draw:text-style-name="P3" draw:layer="layout" svg:width="4.191cm" svg:height="3.009cm" svg:x="12.446cm" svg:y="3.976cm">
          <draw:text-box>
            <text:p>Either <text:span text:style-name="T1">PSEN</text:span> or <text:span text:style-name="T1">RD</text:span> will read RAM or EPROM, so programs may be stored in RAM</text:p>
            <text:p/>
            <text:p>Lower 32k is EPROM</text:p>
            <text:p>Upper 32k is RAM</text:p>
          </draw:text-box>
        </draw:frame>
        <draw:line draw:style-name="gr11" draw:text-style-name="P1" draw:layer="layout" svg:x1="2.393cm" svg:y1="2.302cm" svg:x2="2.393cm" svg:y2="5.679cm">
          <text:p/>
        </draw:line>
        <draw:line draw:style-name="gr11" draw:text-style-name="P1" draw:layer="layout" svg:x1="11.684cm" svg:y1="3.149cm" svg:x2="11.684cm" svg:y2="6.583cm">
          <text:p/>
        </draw:line>
        <draw:line draw:style-name="gr11" draw:text-style-name="P1" draw:layer="layout" svg:x1="1.631cm" svg:y1="3.958cm" svg:x2="1.631cm" svg:y2="6.583cm">
          <text:p/>
        </draw:line>
        <draw:frame draw:style-name="gr14" draw:text-style-name="P3" draw:layer="layout" svg:width="0.763cm" svg:height="0.645cm" svg:x="3.36cm" svg:y="4.47cm">
          <draw:text-box>
            <text:p>1</text:p>
          </draw:text-box>
        </draw:frame>
        <draw:frame draw:style-name="gr14" draw:text-style-name="P3" draw:layer="layout" svg:width="0.763cm" svg:height="0.645cm" svg:x="3.351cm" svg:y="5.131cm">
          <draw:text-box>
            <text:p>2</text:p>
          </draw:text-box>
        </draw:frame>
        <draw:line draw:style-name="gr11" draw:text-style-name="P1" draw:layer="layout" svg:x1="2.393cm" svg:y1="5.679cm" svg:x2="4.113cm" svg:y2="5.679cm">
          <text:p/>
        </draw:line>
        <draw:frame draw:style-name="gr15" draw:text-style-name="P3" draw:layer="layout" svg:width="1.709cm" svg:height="0.645cm" svg:x="3.859cm" svg:y="5.796cm">
          <draw:text-box>
            <text:p>74LS00</text:p>
          </draw:text-box>
        </draw:frame>
        <draw:frame draw:style-name="gr15" draw:text-style-name="P3" draw:layer="layout" svg:width="1.184cm" svg:height="0.645cm" svg:x="3.859cm" svg:y="4.176cm">
          <draw:text-box>
            <text:p>U1A</text:p>
          </draw:text-box>
        </draw:frame>
        <draw:path draw:style-name="gr16" draw:text-style-name="P2" draw:layer="layout" svg:width="1.398cm" svg:height="1.016cm" svg:x="4.132cm" svg:y="4.825cm" svg:viewBox="0 0 1399 1017" svg:d="M572 0c100 0 199 23 286 68s159 109 209 186c51 78 77 165 77 255 0 89-26 176-77 254-50 77-122 141-209 186s-186 68-286 68h-572v-1017zM1399 509c0 22-6 44-17 63-11 20-27 36-47 47-19 11-41 17-63 17-23 0-45-6-64-17-20-11-36-27-47-47-11-19-17-41-17-63 0-23 6-45 17-64 11-20 27-36 47-47 19-11 41-17 64-17 22 0 44 6 63 17 20 11 36 27 47 47 11 19 17 41 17 64z">
          <text:p/>
        </draw:path>
        <draw:path draw:style-name="gr16" draw:text-style-name="P2" draw:layer="layout" svg:width="1.398cm" svg:height="1.016cm" svg:x="6.963cm" svg:y="4.79cm" svg:viewBox="0 0 1399 1017" svg:d="M572 0c100 0 199 23 286 68s159 109 209 186c51 78 77 165 77 255 0 89-26 176-77 254-50 77-122 141-209 186s-186 68-286 68h-572v-1017zM1399 509c0 22-6 44-17 63-11 20-27 36-47 47-19 11-41 17-63 17-23 0-45-6-64-17-20-11-36-27-47-47-11-19-17-41-17-63 0-23 6-45 17-64 11-20 27-36 47-47 19-11 41-17 64-17 22 0 44 6 63 17 20 11 36 27 47 47 11 19 17 41 17 64z">
          <text:p/>
        </draw:path>
        <draw:frame draw:style-name="gr15" draw:text-style-name="P3" draw:layer="layout" svg:width="1.709cm" svg:height="0.645cm" svg:x="6.653cm" svg:y="5.796cm">
          <draw:text-box>
            <text:p>74LS00</text:p>
          </draw:text-box>
        </draw:frame>
        <draw:frame draw:style-name="gr15" draw:text-style-name="P3" draw:layer="layout" svg:width="1.184cm" svg:height="0.645cm" svg:x="6.711cm" svg:y="4.176cm">
          <draw:text-box>
            <text:p>U1B</text:p>
          </draw:text-box>
        </draw:frame>
        <draw:line draw:style-name="gr11" draw:text-style-name="P1" draw:layer="layout" svg:x1="6.229cm" svg:y1="5.044cm" svg:x2="6.962cm" svg:y2="5.044cm">
          <text:p/>
        </draw:line>
        <draw:frame draw:style-name="gr14" draw:text-style-name="P3" draw:layer="layout" svg:width="0.67cm" svg:height="0.645cm" svg:x="6.293cm" svg:y="4.521cm">
          <draw:text-box>
            <text:p>4</text:p>
          </draw:text-box>
        </draw:frame>
        <draw:frame draw:style-name="gr17" draw:text-style-name="P3" draw:layer="layout" svg:width="0.67cm" svg:height="0.645cm" svg:x="6.293cm" svg:y="5.131cm">
          <draw:text-box>
            <text:p>5</text:p>
          </draw:text-box>
        </draw:frame>
        <draw:line draw:style-name="gr11" draw:text-style-name="P1" draw:layer="layout" svg:x1="6.229cm" svg:y1="5.663cm" svg:x2="6.962cm" svg:y2="5.663cm">
          <text:p/>
        </draw:line>
        <draw:line draw:style-name="gr11" draw:text-style-name="P1" draw:layer="layout" svg:x1="6.229cm" svg:y1="5.044cm" svg:x2="6.229cm" svg:y2="5.663cm">
          <text:p/>
        </draw:line>
        <draw:line draw:style-name="gr11" draw:text-style-name="P1" draw:layer="layout" svg:x1="6.223cm" svg:y1="5.333cm" svg:x2="5.531cm" svg:y2="5.333cm">
          <text:p/>
        </draw:line>
        <draw:path draw:style-name="gr16" draw:text-style-name="P2" draw:layer="layout" svg:width="1.398cm" svg:height="1.016cm" svg:x="9.707cm" svg:y="6.075cm" svg:viewBox="0 0 1399 1017" svg:d="M572 0c100 0 199 23 286 68s159 109 209 186c51 78 77 165 77 255 0 89-26 176-77 254-50 77-122 141-209 186s-186 68-286 68h-572v-1017zM1399 509c0 22-6 44-17 63-11 20-27 36-47 47-19 11-41 17-63 17-23 0-45-6-64-17-20-11-36-27-47-47-11-19-17-41-17-63 0-23 6-45 17-64 11-20 27-36 47-47 19-11 41-17 64-17 22 0 44 6 63 17 20 11 36 27 47 47 11 19 17 41 17 64z">
          <text:p/>
        </draw:path>
        <draw:frame draw:style-name="gr4" draw:text-style-name="P3" draw:layer="layout" svg:width="1.709cm" svg:height="0.645cm" svg:x="9.397cm" svg:y="7.081cm">
          <draw:text-box>
            <text:p>74LS00</text:p>
          </draw:text-box>
        </draw:frame>
        <draw:frame draw:style-name="gr15" draw:text-style-name="P3" draw:layer="layout" svg:width="1.205cm" svg:height="0.645cm" svg:x="9.582cm" svg:y="5.461cm">
          <draw:text-box>
            <text:p>U1C</text:p>
          </draw:text-box>
        </draw:frame>
        <draw:line draw:style-name="gr11" draw:text-style-name="P1" draw:layer="layout" svg:x1="8.636cm" svg:y1="6.253cm" svg:x2="9.706cm" svg:y2="6.253cm">
          <text:p/>
        </draw:line>
        <draw:frame draw:style-name="gr14" draw:text-style-name="P3" draw:layer="layout" svg:width="0.67cm" svg:height="0.645cm" svg:x="9.039cm" svg:y="5.694cm">
          <draw:text-box>
            <text:p>9</text:p>
          </draw:text-box>
        </draw:frame>
        <draw:frame draw:style-name="gr18" draw:text-style-name="P3" draw:layer="layout" svg:width="0.944cm" svg:height="0.645cm" svg:x="8.835cm" svg:y="6.354cm">
          <draw:text-box>
            <text:p>10</text:p>
          </draw:text-box>
        </draw:frame>
        <draw:line draw:style-name="gr11" draw:text-style-name="P1" draw:layer="layout" svg:x1="8.636cm" svg:y1="6.888cm" svg:x2="9.706cm" svg:y2="6.888cm">
          <text:p/>
        </draw:line>
        <draw:line draw:style-name="gr11" draw:text-style-name="P1" draw:layer="layout" svg:x1="8.636cm" svg:y1="6.253cm" svg:x2="8.636cm" svg:y2="6.888cm">
          <text:p/>
        </draw:line>
        <draw:line draw:style-name="gr11" draw:text-style-name="P1" draw:layer="layout" svg:x1="8.636cm" svg:y1="6.583cm" svg:x2="1.651cm" svg:y2="6.583cm">
          <text:p/>
        </draw:line>
        <draw:line draw:style-name="gr11" draw:text-style-name="P1" draw:layer="layout" svg:x1="10.846cm" svg:y1="0.687cm" svg:x2="10.846cm" svg:y2="5.298cm">
          <text:p/>
        </draw:line>
        <draw:line draw:style-name="gr11" draw:text-style-name="P1" draw:layer="layout" svg:x1="10.033cm" svg:y1="1.498cm" svg:x2="10.033cm" svg:y2="3.958cm">
          <text:p/>
        </draw:line>
        <draw:line draw:style-name="gr11" draw:text-style-name="P1" draw:layer="layout" svg:x1="10.846cm" svg:y1="5.298cm" svg:x2="8.362cm" svg:y2="5.298cm">
          <text:p/>
        </draw:line>
        <draw:line draw:style-name="gr11" draw:text-style-name="P1" draw:layer="layout" svg:x1="11.684cm" svg:y1="6.583cm" svg:x2="11.106cm" svg:y2="6.583cm">
          <text:p/>
        </draw:line>
        <draw:line draw:style-name="gr11" draw:text-style-name="P1" draw:layer="layout" svg:x1="3.175cm" svg:y1="0.636cm" svg:x2="3.175cm" svg:y2="5.044cm">
          <text:p/>
        </draw:line>
        <draw:line draw:style-name="gr1" draw:text-style-name="P1" draw:layer="layout" svg:x1="1.665cm" svg:y1="3.149cm" svg:x2="7.226cm" svg:y2="3.149cm">
          <text:p/>
        </draw:line>
        <draw:frame draw:style-name="gr14" draw:text-style-name="P3" draw:layer="layout" svg:width="0.763cm" svg:height="0.645cm" svg:x="5.353cm" svg:y="4.734cm">
          <draw:text-box>
            <text:p>3</text:p>
          </draw:text-box>
        </draw:frame>
        <draw:frame draw:style-name="gr14" draw:text-style-name="P3" draw:layer="layout" svg:width="0.763cm" svg:height="0.645cm" svg:x="8.254cm" svg:y="4.699cm">
          <draw:text-box>
            <text:p>6</text:p>
          </draw:text-box>
        </draw:frame>
        <draw:frame draw:style-name="gr14" draw:text-style-name="P3" draw:layer="layout" svg:width="0.636cm" svg:height="0.645cm" svg:x="11.049cm" svg:y="5.959cm">
          <draw:text-box>
            <text:p>8</text:p>
          </draw:text-box>
        </draw:frame>
        <draw:custom-shape draw:style-name="gr19" draw:text-style-name="P9" draw:layer="layout" svg:width="0.127cm" svg:height="0.126cm" svg:x="3.112cm" svg:y="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2.337cm" svg:y="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1.575cm" svg:y="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6.166cm" svg:y="5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8.585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10.794cm" svg:y="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9.957cm" svg:y="1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11.633cm" svg:y="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127cm" svg:height="0.126cm" svg:x="10.795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254cm" svg:y1="0.127cm" svg:x2="1.143cm" svg:y2="0.127cm">
          <text:p/>
        </draw:line>
        <draw:line draw:style-name="gr1" draw:text-style-name="P1" draw:layer="layout" svg:x1="0.254cm" svg:y1="1.778cm" svg:x2="0.762cm" svg:y2="1.778cm">
          <text:p/>
        </draw:line>
        <draw:line draw:style-name="gr1" draw:text-style-name="P1" draw:layer="layout" svg:x1="13.005cm" svg:y1="0.559cm" svg:x2="13.462cm" svg:y2="0.559cm">
          <text:p/>
        </draw:line>
        <draw:line draw:style-name="gr1" draw:text-style-name="P1" draw:layer="layout" svg:x1="13.005cm" svg:y1="1.168cm" svg:x2="13.462cm" svg:y2="1.168cm">
          <text:p/>
        </draw:line>
        <draw:frame draw:style-name="gr4" draw:text-style-name="P6" draw:layer="layout" svg:width="1.01cm" svg:height="1.236cm" svg:x="12.741cm" svg:y="2.138cm">
          <draw:text-box>
            <text:p text:style-name="P4"><text:span text:style-name="T1">OE</text:span></text:p>
            <text:p text:style-name="P5"><text:span text:style-name="T1">CE</text:span></text:p>
          </draw:text-box>
        </draw:frame>
        <draw:line draw:style-name="gr1" draw:text-style-name="P1" draw:layer="layout" svg:x1="13.005cm" svg:y1="2.21cm" svg:x2="13.462cm" svg:y2="2.21cm">
          <text:p/>
        </draw:line>
        <draw:line draw:style-name="gr1" draw:text-style-name="P1" draw:layer="layout" svg:x1="13.005cm" svg:y1="2.819cm" svg:x2="13.462cm" svg:y2="2.819cm">
          <text:p/>
        </draw:line>
        <draw:line draw:style-name="gr1" draw:text-style-name="P1" draw:layer="layout" svg:x1="13.716cm" svg:y1="4.064cm" svg:x2="14.63cm" svg:y2="4.064cm">
          <text:p/>
        </draw:line>
        <draw:line draw:style-name="gr1" draw:text-style-name="P1" draw:layer="layout" svg:x1="15.189cm" svg:y1="4.064cm" svg:x2="15.646cm" svg:y2="4.0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203cm" draw:marker-end-width="0.203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102cm" draw:marker-end="Arrow" draw:marker-end-width="0.10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8:31:11.258476770</meta:creation-date>
    <dc:title>ef</dc:title>
    <meta:editing-duration>PT15M4S</meta:editing-duration>
    <meta:editing-cycles>4</meta:editing-cycles>
    <meta:generator>LibreOffice/6.4.7.2$Linux_X86_64 LibreOffice_project/40$Build-2</meta:generator>
    <dc:date>2022-01-15T10:59:20.845960492</dc:date>
    <meta:document-statistic meta:object-count="93"/>
    <meta:template xlink:type="simple" xlink:actuate="onRequest" xlink:title="ef" xlink:href="../../../../../../.config/libreoffice/4/user/template/ef.otg" meta:date="2022-01-15T08:31:10.709613209"/>
  </office:meta>
</office:document-meta>
</file>